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FreeSerif1" svg:font-family="FreeSerif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1" fo:font-size="12pt" fo:language="sk" fo:country="SK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1" fo:font-size="12pt" fo:language="sk" fo:country="SK" style:font-size-asian="12pt" style:font-size-complex="12pt"/>
    </style:style>
    <style:style style:name="P3" style:family="paragraph" style:parent-style-name="Preformatted_20_Text">
      <style:text-properties style:font-name="FreeSerif1" fo:font-size="12pt" fo:language="sk" fo:country="SK" style:font-size-asian="12pt" style:font-size-complex="12pt"/>
    </style:style>
    <style:style style:name="P4" style:family="paragraph" style:parent-style-name="Standard">
      <style:text-properties style:font-name="FreeSerif1"/>
    </style:style>
    <style:style style:name="P5" style:family="paragraph" style:parent-style-name="Standard">
      <style:text-properties style:font-name="FreeSerif1" fo:language="sk" fo:country="SK"/>
    </style:style>
    <style:style style:name="P6" style:family="paragraph" style:parent-style-name="Standard">
      <style:paragraph-properties fo:text-align="justify" style:justify-single-word="false"/>
      <style:text-properties style:font-name="FreeSerif1" officeooo:paragraph-rsid="00185c47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9d931" fo:background-color="#ffff00" loext:char-shading-value="0"/>
    </style:style>
    <style:style style:name="T3" style:family="text">
      <style:text-properties fo:language="sk" fo:country="SK" officeooo:rsid="00171f9f"/>
    </style:style>
    <style:style style:name="T4" style:family="text">
      <style:text-properties officeooo:rsid="00171f9f"/>
    </style:style>
    <style:style style:name="T5" style:family="text">
      <style:text-properties officeooo:rsid="00185c47"/>
    </style:style>
    <style:style style:name="T6" style:family="text">
      <style:text-properties fo:font-size="12pt" fo:language="sk" fo:country="SK" style:font-size-asian="12pt" style:font-size-complex="12pt"/>
    </style:style>
    <style:style style:name="T7" style:family="text">
      <style:text-properties fo:font-size="12pt" fo:language="sk" fo:country="SK" officeooo:rsid="0018d0b8" style:font-size-asian="12pt" style:font-size-complex="12pt"/>
    </style:style>
    <style:style style:name="T8" style:family="text">
      <style:text-properties fo:font-size="12pt" fo:language="sk" fo:country="SK" officeooo:rsid="0019d931" style:font-size-asian="12pt" style:font-size-complex="12pt"/>
    </style:style>
    <style:style style:name="T9" style:family="text">
      <style:text-properties officeooo:rsid="0019d931"/>
    </style:style>
    <style:style style:name="T10" style:family="text">
      <style:text-properties fo:font-style="italic" officeooo:rsid="0019d931" fo:background-color="#ffff00" loext:char-shading-value="0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yhlásenie</text:h>
      <text:h text:style-name="Heading_20_1" text:outline-level="1"/>
      <text:h text:style-name="Heading_20_1" text:outline-level="1"/>
      <text:p text:style-name="P2"/>
      <text:p text:style-name="P5">o použití dát <text:span text:style-name="T4">korpusu </text:span>slovensk<text:span text:style-name="T4">ej Wikipédie a Necyklopédie.</text:span></text:p>
      <text:p text:style-name="P3"/>
      <text:p text:style-name="P6"><text:span text:style-name="T6">Dolupodpísan</text:span><text:span text:style-name="T7">ý </text:span><text:span text:style-name="T8">Martin Schnurer</text:span>, <text:span text:style-name="T9">Fakulta informatiky a informačných technológii Slovenska technická univerzita v Bratislave</text:span>, sa týmto zaväzujem použiť dáta (<text:span text:style-name="T4">morfologicky anotované a lematizované texty </text:span><text:span text:style-name="T3">slovenskej Wikipédie a Necyklopédie</text:span>) poskytnuté oddelením Slovenského národného korpusu Jazykovedného ústavu Ľ. Štúra SAV výhradne v rámci vedeckovýskumných činností (<text:span text:style-name="T9">Bakalárska práca</text:span>) na <text:span text:style-name="T9">Fakulte informatiky a informačných technológii STU BA</text:span>, <text:span text:style-name="T4">v súlade s licenciami daných textov:</text:span> Creative Commons <text:span text:style-name="T5">Attribution-NonCommercial-ShareAlike 3.0 Unported </text:span>License <text:span text:style-name="T4">pre texty Necyklopédie a </text:span>Creative Commons Attribution/Share-Alike License 3.0 Unported <text:span text:style-name="T4">pre texty Wikipédie</text:span>.</text:p>
      <text:p text:style-name="P4"/>
      <text:p text:style-name="P4">Prípadné iné použitie dát sa bude riadiť dodatočnou dohodou.</text:p>
      <text:p text:style-name="P4"/>
      <text:p text:style-name="P4"/>
      <text:p text:style-name="P4"/>
      <text:p text:style-name="P4"/>
      <text:p text:style-name="P4">V <text:span text:style-name="T9">Bratislave</text:span> dňa <text:span text:style-name="T9">10.03.2017</text:span></text:p>
      <text:p text:style-name="P4"/>
      <text:p text:style-name="P4"/>
      <text:p text:style-name="P4"><text:s text:c="88"/>podpi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FreeSerif1" svg:font-family="FreeSerif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font-name-asian="Arial1" style:font-size-asian="12pt" style:language-asian="en" style:country-asian="US" style:font-name-complex="Arial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Arial1" style:font-size-asian="12pt" style:language-asian="en" style:country-asian="US" style:font-name-complex="Arial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erif" fo:font-family="FreeSerif" style:font-style-name="Regular" style:font-family-generic="roman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FreeSerif" fo:font-family="FreeSerif" style:font-style-name="Regular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5-04-26T19:24:31</meta:creation-date>
    <dc:date>2017-03-10T14:41:42.516216142</dc:date>
    <dc:language>sk-SK</dc:language>
    <meta:editing-cycles>14</meta:editing-cycles>
    <meta:editing-duration>PT31M49S</meta:editing-duration>
    <meta:document-statistic meta:table-count="0" meta:image-count="0" meta:object-count="0" meta:page-count="1" meta:paragraph-count="6" meta:word-count="100" meta:character-count="910" meta:non-whitespace-character-count="728"/>
    <meta:user-defined meta:name="Info 1"/>
    <meta:user-defined meta:name="Info 2"/>
    <meta:user-defined meta:name="Info 3"/>
    <meta:user-defined meta:name="Info 4"/>
  </office:meta>
</office:document-meta>
</file>